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Source Han Sans CN Bold" svg:font-family="'Source Han Sans CN Bold'" style:font-family-generic="swiss" style:font-pitch="variable"/>
    <style:font-face style:name="Source Han Sans CN Regular" svg:font-family="'Source Han Sans CN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style:font-name="FreeSans" fo:font-size="10pt" fo:font-weight="normal" officeooo:rsid="0020fd86" officeooo:paragraph-rsid="0020fd86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FreeSans" fo:font-size="10pt" fo:font-weight="normal" officeooo:rsid="0026fc6a" officeooo:paragraph-rsid="004b1988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FreeSans" fo:font-size="10pt" fo:font-weight="normal" officeooo:rsid="004a932d" officeooo:paragraph-rsid="004a932d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FreeSans" fo:font-size="10pt" fo:font-weight="normal" officeooo:paragraph-rsid="00584f29"/>
    </style:style>
    <style:style style:name="P6" style:family="paragraph" style:parent-style-name="Text_20_body">
      <style:paragraph-properties fo:text-align="start" style:justify-single-word="false"/>
      <style:text-properties style:font-name="FreeSans" fo:font-size="10pt" fo:font-weight="normal" officeooo:paragraph-rsid="008754c9"/>
    </style:style>
    <style:style style:name="P7" style:family="paragraph" style:parent-style-name="Title">
      <style:text-properties style:font-name="FreeSans" officeooo:rsid="00187331" officeooo:paragraph-rsid="00187331"/>
    </style:style>
    <style:style style:name="P8" style:family="paragraph" style:parent-style-name="Subtitle">
      <style:text-properties style:font-name="FreeSans" officeooo:paragraph-rsid="00187331"/>
    </style:style>
    <style:style style:name="P9" style:family="paragraph" style:parent-style-name="Subtitle">
      <style:text-properties style:font-name="FreeSans" officeooo:rsid="0019c007" officeooo:paragraph-rsid="0019c007"/>
    </style:style>
    <style:style style:name="T1" style:family="text">
      <style:text-properties officeooo:rsid="00213763"/>
    </style:style>
    <style:style style:name="T2" style:family="text">
      <style:text-properties officeooo:rsid="002272ec"/>
    </style:style>
    <style:style style:name="T3" style:family="text">
      <style:text-properties officeooo:rsid="002b827b"/>
    </style:style>
    <style:style style:name="T4" style:family="text">
      <style:text-properties fo:font-variant="normal" fo:text-transform="none" fo:color="#111111" fo:letter-spacing="normal" fo:font-style="normal" fo:font-weight="bold" officeooo:rsid="001fb7f3" style:font-weight-asian="bold" style:font-weight-complex="bold" fo:padding="0cm" fo:border="none"/>
    </style:style>
    <style:style style:name="T5" style:family="text">
      <style:text-properties fo:font-variant="normal" fo:text-transform="none" fo:color="#111111" fo:letter-spacing="normal" fo:font-style="normal" fo:padding="0cm" fo:border="none"/>
    </style:style>
    <style:style style:name="T6" style:family="text">
      <style:text-properties fo:font-variant="normal" fo:text-transform="none" fo:color="#111111" fo:letter-spacing="normal" fo:font-style="normal" officeooo:rsid="001fb7f3" style:font-size-asian="10pt" style:font-weight-asian="normal" style:font-size-complex="10pt" style:font-weight-complex="normal" fo:padding="0cm" fo:border="none"/>
    </style:style>
    <style:style style:name="T7" style:family="text">
      <style:text-properties fo:font-variant="normal" fo:text-transform="none" fo:color="#111111" fo:letter-spacing="normal" fo:font-style="normal" officeooo:rsid="003674eb" style:font-size-asian="10pt" style:font-weight-asian="normal" style:font-size-complex="10pt" style:font-weight-complex="normal" fo:padding="0cm" fo:border="none"/>
    </style:style>
    <style:style style:name="T8" style:family="text">
      <style:text-properties fo:font-variant="normal" fo:text-transform="none" fo:color="#111111" fo:letter-spacing="normal" fo:font-style="normal" officeooo:rsid="00392ed3" style:font-size-asian="10pt" style:font-weight-asian="normal" style:font-size-complex="10pt" style:font-weight-complex="normal" fo:padding="0cm" fo:border="none"/>
    </style:style>
    <style:style style:name="T9" style:family="text">
      <style:text-properties fo:font-variant="normal" fo:text-transform="none" fo:color="#111111" fo:letter-spacing="normal" fo:font-style="normal" officeooo:rsid="0036e337" style:font-size-asian="10pt" style:font-weight-asian="normal" style:font-size-complex="10pt" style:font-weight-complex="normal" fo:padding="0cm" fo:border="none"/>
    </style:style>
    <style:style style:name="T10" style:family="text">
      <style:text-properties fo:font-variant="normal" fo:text-transform="none" fo:color="#111111" fo:letter-spacing="normal" fo:font-style="normal" officeooo:rsid="003dbe33" style:font-size-asian="10pt" style:font-weight-asian="normal" style:font-size-complex="10pt" style:font-weight-complex="normal" fo:padding="0cm" fo:border="none"/>
    </style:style>
    <style:style style:name="T11" style:family="text">
      <style:text-properties fo:font-variant="normal" fo:text-transform="none" fo:color="#111111" fo:letter-spacing="normal" fo:font-style="normal" officeooo:rsid="003d2422" style:font-size-asian="10pt" style:font-weight-asian="normal" style:font-size-complex="10pt" style:font-weight-complex="normal" fo:padding="0cm" fo:border="none"/>
    </style:style>
    <style:style style:name="T12" style:family="text">
      <style:text-properties fo:font-variant="normal" fo:text-transform="none" fo:color="#111111" fo:letter-spacing="normal" fo:font-style="normal" officeooo:rsid="0037cef4" style:font-size-asian="10pt" style:font-weight-asian="normal" style:font-size-complex="10pt" style:font-weight-complex="normal" fo:padding="0cm" fo:border="none"/>
    </style:style>
    <style:style style:name="T13" style:family="text">
      <style:text-properties fo:font-variant="normal" fo:text-transform="none" fo:color="#111111" fo:letter-spacing="normal" fo:font-style="normal" officeooo:rsid="0037cf12" style:font-size-asian="10pt" style:font-weight-asian="normal" style:font-size-complex="10pt" style:font-weight-complex="normal" fo:padding="0cm" fo:border="none"/>
    </style:style>
    <style:style style:name="T14" style:family="text">
      <style:text-properties fo:font-variant="normal" fo:text-transform="none" fo:color="#111111" fo:letter-spacing="normal" fo:font-style="normal" officeooo:rsid="003e982e" style:font-size-asian="10pt" style:font-weight-asian="normal" style:font-size-complex="10pt" style:font-weight-complex="normal" fo:padding="0cm" fo:border="none"/>
    </style:style>
    <style:style style:name="T15" style:family="text">
      <style:text-properties fo:font-variant="normal" fo:text-transform="none" fo:color="#111111" fo:letter-spacing="normal" fo:font-style="normal" officeooo:rsid="003f8f71" style:font-size-asian="10pt" style:font-weight-asian="normal" style:font-size-complex="10pt" style:font-weight-complex="normal" fo:padding="0cm" fo:border="none"/>
    </style:style>
    <style:style style:name="T16" style:family="text">
      <style:text-properties fo:font-variant="normal" fo:text-transform="none" fo:color="#111111" fo:letter-spacing="normal" fo:font-style="normal" officeooo:rsid="0041c640" style:font-size-asian="10pt" style:font-weight-asian="normal" style:font-size-complex="10pt" style:font-weight-complex="normal" fo:padding="0cm" fo:border="none"/>
    </style:style>
    <style:style style:name="T17" style:family="text">
      <style:text-properties fo:font-variant="normal" fo:text-transform="none" fo:color="#111111" fo:letter-spacing="normal" fo:font-style="normal" officeooo:rsid="0046ae00" style:font-size-asian="10pt" style:font-weight-asian="normal" style:font-size-complex="10pt" style:font-weight-complex="normal" fo:padding="0cm" fo:border="none"/>
    </style:style>
    <style:style style:name="T18" style:family="text">
      <style:text-properties fo:font-variant="normal" fo:text-transform="none" fo:color="#111111" fo:letter-spacing="normal" fo:font-style="normal" officeooo:rsid="0045d7d1" style:font-size-asian="10pt" style:font-weight-asian="normal" style:font-size-complex="10pt" style:font-weight-complex="normal" fo:padding="0cm" fo:border="none"/>
    </style:style>
    <style:style style:name="T19" style:family="text">
      <style:text-properties fo:font-variant="normal" fo:text-transform="none" fo:color="#111111" fo:letter-spacing="normal" fo:font-style="normal" officeooo:rsid="0043a47b" style:font-size-asian="10pt" style:font-weight-asian="normal" style:font-size-complex="10pt" style:font-weight-complex="normal" fo:padding="0cm" fo:border="none"/>
    </style:style>
    <style:style style:name="T20" style:family="text">
      <style:text-properties fo:font-variant="normal" fo:text-transform="none" fo:color="#111111" fo:letter-spacing="normal" fo:font-style="normal" officeooo:rsid="0046bda7" style:font-size-asian="10pt" style:font-weight-asian="normal" style:font-size-complex="10pt" style:font-weight-complex="normal" fo:padding="0cm" fo:border="none"/>
    </style:style>
    <style:style style:name="T21" style:family="text">
      <style:text-properties fo:font-variant="normal" fo:text-transform="none" fo:color="#111111" fo:letter-spacing="normal" fo:font-style="normal" officeooo:rsid="00584f29" style:font-size-asian="10pt" style:font-weight-asian="normal" style:font-size-complex="10pt" style:font-weight-complex="normal" fo:padding="0cm" fo:border="none"/>
    </style:style>
    <style:style style:name="T22" style:family="text">
      <style:text-properties fo:font-variant="normal" fo:text-transform="none" fo:color="#111111" fo:letter-spacing="normal" fo:font-style="normal" officeooo:rsid="005ca431" style:font-size-asian="10pt" style:font-weight-asian="normal" style:font-size-complex="10pt" style:font-weight-complex="normal" fo:padding="0cm" fo:border="none"/>
    </style:style>
    <style:style style:name="T23" style:family="text">
      <style:text-properties fo:font-variant="normal" fo:text-transform="none" fo:color="#111111" fo:letter-spacing="normal" fo:font-style="normal" officeooo:rsid="005d3e2a" style:font-size-asian="10pt" style:font-weight-asian="normal" style:font-size-complex="10pt" style:font-weight-complex="normal" fo:padding="0cm" fo:border="none"/>
    </style:style>
    <style:style style:name="T24" style:family="text">
      <style:text-properties fo:font-variant="normal" fo:text-transform="none" fo:color="#111111" fo:letter-spacing="normal" fo:font-style="normal" officeooo:rsid="00664854" style:font-size-asian="10pt" style:font-weight-asian="normal" style:font-size-complex="10pt" style:font-weight-complex="normal" fo:padding="0cm" fo:border="none"/>
    </style:style>
    <style:style style:name="T25" style:family="text">
      <style:text-properties fo:font-variant="normal" fo:text-transform="none" fo:color="#111111" fo:letter-spacing="normal" fo:font-style="normal" officeooo:rsid="006c7f7f" style:font-size-asian="10pt" style:font-weight-asian="normal" style:font-size-complex="10pt" style:font-weight-complex="normal" fo:padding="0cm" fo:border="none"/>
    </style:style>
    <style:style style:name="T26" style:family="text">
      <style:text-properties fo:font-variant="normal" fo:text-transform="none" fo:color="#111111" fo:letter-spacing="normal" fo:font-style="normal" officeooo:rsid="007252e5" style:font-size-asian="10pt" style:font-weight-asian="normal" style:font-size-complex="10pt" style:font-weight-complex="normal" fo:padding="0cm" fo:border="none"/>
    </style:style>
    <style:style style:name="T27" style:family="text">
      <style:text-properties fo:font-variant="normal" fo:text-transform="none" fo:color="#111111" fo:letter-spacing="normal" fo:font-style="normal" officeooo:rsid="007266ac" style:font-size-asian="10pt" style:font-weight-asian="normal" style:font-size-complex="10pt" style:font-weight-complex="normal" fo:padding="0cm" fo:border="none"/>
    </style:style>
    <style:style style:name="T28" style:family="text">
      <style:text-properties fo:font-variant="normal" fo:text-transform="none" fo:color="#111111" fo:letter-spacing="normal" fo:font-style="normal" officeooo:rsid="0073bbf0" style:font-size-asian="10pt" style:font-weight-asian="normal" style:font-size-complex="10pt" style:font-weight-complex="normal" fo:padding="0cm" fo:border="none"/>
    </style:style>
    <style:style style:name="T29" style:family="text">
      <style:text-properties fo:font-variant="normal" fo:text-transform="none" fo:color="#111111" fo:letter-spacing="normal" fo:font-style="normal" officeooo:rsid="00769853" style:font-size-asian="10pt" style:font-weight-asian="normal" style:font-size-complex="10pt" style:font-weight-complex="normal" fo:padding="0cm" fo:border="none"/>
    </style:style>
    <style:style style:name="T30" style:family="text">
      <style:text-properties fo:font-variant="normal" fo:text-transform="none" fo:color="#111111" fo:letter-spacing="normal" fo:font-style="normal" officeooo:rsid="0078a564" style:font-size-asian="10pt" style:font-weight-asian="normal" style:font-size-complex="10pt" style:font-weight-complex="normal" fo:padding="0cm" fo:border="none"/>
    </style:style>
    <style:style style:name="T31" style:family="text">
      <style:text-properties fo:font-variant="normal" fo:text-transform="none" fo:color="#111111" fo:letter-spacing="normal" fo:font-style="normal" officeooo:rsid="0078c141" style:font-size-asian="10pt" style:font-weight-asian="normal" style:font-size-complex="10pt" style:font-weight-complex="normal" fo:padding="0cm" fo:border="none"/>
    </style:style>
    <style:style style:name="T32" style:family="text">
      <style:text-properties fo:font-variant="normal" fo:text-transform="none" fo:color="#111111" fo:letter-spacing="normal" fo:font-style="normal" officeooo:rsid="007c483a" style:font-size-asian="10pt" style:font-weight-asian="normal" style:font-size-complex="10pt" style:font-weight-complex="normal" fo:padding="0cm" fo:border="none"/>
    </style:style>
    <style:style style:name="T33" style:family="text">
      <style:text-properties fo:font-variant="normal" fo:text-transform="none" fo:color="#111111" fo:letter-spacing="normal" fo:font-style="normal" officeooo:rsid="007d16ec" style:font-size-asian="10pt" style:font-weight-asian="normal" style:font-size-complex="10pt" style:font-weight-complex="normal" fo:padding="0cm" fo:border="none"/>
    </style:style>
    <style:style style:name="T34" style:family="text">
      <style:text-properties fo:font-variant="normal" fo:text-transform="none" fo:color="#111111" fo:letter-spacing="normal" fo:font-style="normal" officeooo:rsid="007dbaaf" style:font-size-asian="10pt" style:font-weight-asian="normal" style:font-size-complex="10pt" style:font-weight-complex="normal" fo:padding="0cm" fo:border="none"/>
    </style:style>
    <style:style style:name="T35" style:family="text">
      <style:text-properties fo:font-variant="normal" fo:text-transform="none" fo:color="#111111" fo:letter-spacing="normal" fo:font-style="normal" officeooo:rsid="007fd04c" style:font-size-asian="10pt" style:font-weight-asian="normal" style:font-size-complex="10pt" style:font-weight-complex="normal" fo:padding="0cm" fo:border="none"/>
    </style:style>
    <style:style style:name="T36" style:family="text">
      <style:text-properties fo:font-variant="normal" fo:text-transform="none" fo:color="#111111" fo:letter-spacing="normal" fo:font-style="normal" officeooo:rsid="008178b0" style:font-size-asian="10pt" style:font-weight-asian="normal" style:font-size-complex="10pt" style:font-weight-complex="normal" fo:padding="0cm" fo:border="none"/>
    </style:style>
    <style:style style:name="T37" style:family="text">
      <style:text-properties fo:font-variant="normal" fo:text-transform="none" fo:color="#111111" fo:letter-spacing="normal" fo:font-style="normal" officeooo:rsid="00831033" style:font-size-asian="10pt" style:font-weight-asian="normal" style:font-size-complex="10pt" style:font-weight-complex="normal" fo:padding="0cm" fo:border="none"/>
    </style:style>
    <style:style style:name="T38" style:family="text">
      <style:text-properties fo:font-variant="normal" fo:text-transform="none" fo:color="#111111" fo:letter-spacing="normal" fo:font-style="normal" officeooo:rsid="00844356" style:font-size-asian="10pt" style:font-weight-asian="normal" style:font-size-complex="10pt" style:font-weight-complex="normal" fo:padding="0cm" fo:border="none"/>
    </style:style>
    <style:style style:name="T39" style:family="text">
      <style:text-properties fo:font-variant="normal" fo:text-transform="none" fo:color="#111111" fo:letter-spacing="normal" fo:font-style="normal" officeooo:rsid="00860d36" style:font-size-asian="10pt" style:font-weight-asian="normal" style:font-size-complex="10pt" style:font-weight-complex="normal" fo:padding="0cm" fo:border="none"/>
    </style:style>
    <style:style style:name="T40" style:family="text">
      <style:text-properties fo:font-variant="normal" fo:text-transform="none" fo:color="#111111" fo:letter-spacing="normal" fo:font-style="normal" officeooo:rsid="008754c9" style:font-size-asian="10pt" style:font-weight-asian="normal" style:font-size-complex="10pt" style:font-weight-complex="normal" fo:padding="0cm" fo:border="none"/>
    </style:style>
    <style:style style:name="T41" style:family="text">
      <style:text-properties fo:font-variant="normal" fo:text-transform="none" fo:color="#111111" fo:letter-spacing="normal" fo:font-style="normal" officeooo:rsid="0087acef" style:font-size-asian="10pt" style:font-weight-asian="normal" style:font-size-complex="10pt" style:font-weight-complex="normal" fo:padding="0cm" fo:border="none"/>
    </style:style>
    <style:style style:name="T42" style:family="text">
      <style:text-properties fo:font-variant="normal" fo:text-transform="none" fo:color="#111111" fo:letter-spacing="normal" fo:font-style="normal" officeooo:rsid="0089adb1" style:font-size-asian="10pt" style:font-weight-asian="normal" style:font-size-complex="10pt" style:font-weight-complex="normal" fo:padding="0cm" fo:border="none"/>
    </style:style>
    <style:style style:name="T43" style:family="text">
      <style:text-properties fo:font-variant="normal" fo:text-transform="none" fo:color="#111111" fo:letter-spacing="normal" fo:font-style="normal" officeooo:rsid="008a3fed" style:font-size-asian="10pt" style:font-weight-asian="normal" style:font-size-complex="10pt" style:font-weight-complex="normal" fo:padding="0cm" fo:border="none"/>
    </style:style>
    <style:style style:name="T44" style:family="text">
      <style:text-properties fo:font-variant="normal" fo:text-transform="none" fo:color="#111111" fo:letter-spacing="normal" fo:font-style="normal" officeooo:rsid="008bb933" style:font-size-asian="10pt" style:font-weight-asian="normal" style:font-size-complex="10pt" style:font-weight-complex="normal" fo:padding="0cm" fo:border="none"/>
    </style:style>
    <style:style style:name="T45" style:family="text">
      <style:text-properties fo:font-variant="normal" fo:text-transform="none" fo:color="#111111" fo:letter-spacing="normal" fo:font-style="normal" officeooo:rsid="008d2586" style:font-size-asian="10pt" style:font-weight-asian="normal" style:font-size-complex="10pt" style:font-weight-complex="normal" fo:padding="0cm" fo:border="none"/>
    </style:style>
    <style:style style:name="T46" style:family="text">
      <style:text-properties fo:font-variant="normal" fo:text-transform="none" fo:color="#111111" fo:letter-spacing="normal" fo:font-style="normal" officeooo:rsid="008e1b9d" style:font-size-asian="10pt" style:font-weight-asian="normal" style:font-size-complex="10pt" style:font-weight-complex="normal" fo:padding="0cm" fo:border="none"/>
    </style:style>
    <style:style style:name="T47" style:family="text">
      <style:text-properties fo:font-variant="normal" fo:text-transform="none" fo:color="#111111" fo:letter-spacing="normal" fo:font-style="normal" officeooo:rsid="0091591e" style:font-size-asian="10pt" style:font-weight-asian="normal" style:font-size-complex="10pt" style:font-weight-complex="normal" fo:padding="0cm" fo:border="none"/>
    </style:style>
    <style:style style:name="T48" style:family="text">
      <style:text-properties fo:font-variant="normal" fo:text-transform="none" fo:color="#111111" fo:letter-spacing="normal" fo:font-style="normal" officeooo:rsid="00930f0e" style:font-size-asian="10pt" style:font-weight-asian="normal" style:font-size-complex="10pt" style:font-weight-complex="normal" fo:padding="0cm" fo:border="none"/>
    </style:style>
    <style:style style:name="T49" style:family="text">
      <style:text-properties fo:font-variant="normal" fo:text-transform="none" fo:color="#111111" fo:letter-spacing="normal" fo:font-style="normal" officeooo:rsid="00934592" style:font-size-asian="10pt" style:font-weight-asian="normal" style:font-size-complex="10pt" style:font-weight-complex="normal" fo:padding="0cm" fo:border="none"/>
    </style:style>
    <style:style style:name="T50" style:family="text">
      <style:text-properties fo:font-variant="normal" fo:text-transform="none" fo:color="#111111" fo:letter-spacing="normal" fo:font-style="normal" officeooo:rsid="0094c317" style:font-size-asian="10pt" style:font-weight-asian="normal" style:font-size-complex="10pt" style:font-weight-complex="normal" fo:padding="0cm" fo:border="none"/>
    </style:style>
    <style:style style:name="T51" style:family="text">
      <style:text-properties fo:font-variant="normal" fo:text-transform="none" fo:color="#111111" fo:letter-spacing="normal" fo:font-style="normal" officeooo:rsid="009512f8" style:font-size-asian="10pt" style:font-weight-asian="normal" style:font-size-complex="10pt" style:font-weight-complex="normal" fo:padding="0cm" fo:border="none"/>
    </style:style>
    <style:style style:name="T52" style:family="text">
      <style:text-properties fo:font-variant="normal" fo:text-transform="none" fo:color="#111111" fo:letter-spacing="normal" fo:font-style="normal" officeooo:rsid="0096637b" style:font-size-asian="10pt" style:font-weight-asian="normal" style:font-size-complex="10pt" style:font-weight-complex="normal" fo:padding="0cm" fo:border="none"/>
    </style:style>
    <style:style style:name="T53" style:family="text">
      <style:text-properties fo:font-variant="normal" fo:text-transform="none" fo:color="#111111" fo:letter-spacing="normal" fo:font-style="normal" officeooo:rsid="009796c7" style:font-size-asian="10pt" style:font-weight-asian="normal" style:font-size-complex="10pt" style:font-weight-complex="normal" fo:padding="0cm" fo:border="none"/>
    </style:style>
    <style:style style:name="T54" style:family="text">
      <style:text-properties fo:font-variant="normal" fo:text-transform="none" fo:color="#111111" fo:letter-spacing="normal" fo:font-style="normal" officeooo:rsid="003f8f71" style:font-size-asian="10pt" style:font-size-complex="10pt" fo:padding="0cm" fo:border="none"/>
    </style:style>
    <style:style style:name="T55" style:family="text">
      <style:text-properties fo:font-variant="normal" fo:text-transform="none" fo:color="#111111" fo:letter-spacing="normal" fo:font-style="normal" officeooo:rsid="004b1988" fo:padding="0cm" fo:border="none"/>
    </style:style>
    <style:style style:name="T56" style:family="text">
      <style:text-properties fo:font-variant="normal" fo:text-transform="none" fo:color="#111111" fo:letter-spacing="normal" fo:font-style="normal" officeooo:rsid="004b2db7" fo:padding="0cm" fo:border="none"/>
    </style:style>
    <style:style style:name="T57" style:family="text">
      <style:text-properties fo:font-variant="normal" fo:text-transform="none" fo:color="#111111" fo:letter-spacing="normal" fo:font-style="normal" officeooo:rsid="004ccd67" fo:padding="0cm" fo:border="none"/>
    </style:style>
    <style:style style:name="T58" style:family="text">
      <style:text-properties fo:font-variant="normal" fo:text-transform="none" fo:color="#111111" fo:letter-spacing="normal" fo:font-style="normal" officeooo:rsid="00563ebe" fo:padding="0cm" fo:border="none"/>
    </style:style>
    <style:style style:name="T59" style:family="text">
      <style:text-properties fo:font-variant="normal" fo:text-transform="none" fo:color="#111111" fo:letter-spacing="normal" fo:font-style="normal" officeooo:rsid="0056f089" fo:padding="0cm" fo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I347 Web and Networking </text:p>
      <text:p text:style-name="P7">Reflective Report</text:p>
      <text:p text:style-name="P9">Dominic Rathbone</text:p>
      <text:p text:style-name="P2">Before starting my <text:span text:style-name="T1">web </text:span>tutorial, I alre<text:span text:style-name="T2">ady had experience in producing web pages using HTML, CSS and JavaScript through using it in my own time and in university. Through my year in industry, I also developed knowledge of the domain the tutorial was focused on as I had used Spring Boot <text:s/>to produce web services as well as using Representational State Transfer (REST) to model APIs. I have also had experience producing automated black-box tests for RESTful web APIs which has given me a good criteria on what they should look like.</text:span></text:p>
      <text:p text:style-name="P3">Although I had used spring boot previously, <text:span text:style-name="T3">I did not understand all of the concepts behind it in depth.</text:span> <text:span text:style-name="T3">Writing a tutorial for it allowed me to explore why the framework makes certain choices in the technologies and approaches it chooses. An example of something that I learnt more about during the project is how spring handles logging, in particular, the importance of the logging levels and how to change the level that each logger logs to.</text:span><text:span text:style-name="T4"> </text:span><text:span text:style-name="T55">I think <text:s/>producing the application </text:span><text:span text:style-name="T56">the tutorial was based on</text:span><text:span text:style-name="T55"> as I w</text:span><text:span text:style-name="T57">as writing the tutorial helped reinforced </text:span><text:span text:style-name="T58">the knowledge I gained</text:span><text:span text:style-name="T57"> because it made me apply </text:span><text:span text:style-name="T59">this knowledge</text:span><text:span text:style-name="T57"> as I was learning them. </text:span></text:p>
      <text:p text:style-name="P5"><text:span text:style-name="T6">I </text:span><text:span text:style-name="T7">feel like the experience has shown me that I have a good fundamental knowledge of Spring Boot, enough so to consistently produce web applications with it. However, this experience has also </text:span><text:span text:style-name="T8">made me</text:span><text:span text:style-name="T7"> </text:span><text:span text:style-name="T8">reliase</text:span><text:span text:style-name="T7"> that I </text:span><text:span text:style-name="T9">lack</text:span><text:span text:style-name="T7"> knowledge surrounding the rest of the Spring framework <text:s/></text:span><text:span text:style-name="T10">and </text:span><text:span text:style-name="T11">projects</text:span><text:span text:style-name="T7"> </text:span><text:span text:style-name="T12">as the nature of Spring Boot meant that I </text:span><text:span text:style-name="T13">did not have to configure any other parts of the framework in too much detail. </text:span><text:span text:style-name="T14">I also feel I could learn more about </text:span><text:span text:style-name="T16">REST (</text:span><text:span text:style-name="T14">Representational State Transfer</text:span><text:span text:style-name="T16">), </text:span><text:span text:style-name="T17">in particular,</text:span><text:span text:style-name="T15"> concepts behind it such as HATEOAS (</text:span><text:span text:style-name="T54">Hypermedia as the Engine of Application State</text:span><text:span text:style-name="T15">) </text:span><text:span text:style-name="T18">in order</text:span><text:span text:style-name="T15"> to </text:span><text:span text:style-name="T19">i</text:span><text:span text:style-name="T20">mprove my API design abilities</text:span><text:span text:style-name="T15">. </text:span></text:p>
      <text:p text:style-name="P6"><text:span text:style-name="T22">T</text:span><text:span text:style-name="T21">he most fulfilling part of the process was </text:span><text:span text:style-name="T26">producing</text:span><text:span text:style-name="T21"> the tutorial </text:span><text:span text:style-name="T23">page</text:span><text:span text:style-name="T27"> itself </text:span><text:span text:style-name="T23"><text:s/></text:span><text:span text:style-name="T22">as I think </text:span><text:span text:style-name="T24">producing a modern, polished site to display the content </text:span><text:span text:style-name="T25">is </text:span><text:span text:style-name="T26">just as important as the content itself. </text:span><text:span text:style-name="T29">This is because</text:span><text:span text:style-name="T26"> </text:span><text:span text:style-name="T32">a good layout and styling of a site </text:span><text:span text:style-name="T26">makes </text:span><text:span text:style-name="T33">a</text:span><text:span text:style-name="T28"> page </text:span><text:span text:style-name="T30">look and</text:span><text:span text:style-name="T28"> feel more complete and can greatly improve </text:span><text:span text:style-name="T34">the</text:span><text:span text:style-name="T28"> usability and user experience </text:span><text:span text:style-name="T31">of the tutorial. </text:span><text:span text:style-name="T35">On the flip side, </text:span><text:span text:style-name="T36">I feel a bad design could definitely inhibit the user's ability to learn from my tutorial. </text:span><text:span text:style-name="T37">I chose to use a “carousel” on my site for each step of the tutorial as it allows the user to focus on </text:span><text:span text:style-name="T38">one step at a time </text:span><text:span text:style-name="T39">whilst making the page feel less cluttered and busy</text:span><text:span text:style-name="T37">. </text:span><text:span text:style-name="T49">The most frustrating part </text:span><text:span text:style-name="T51">of this </text:span><text:span text:style-name="T49">was </text:span><text:span text:style-name="T50">dealing with formatting the code snippets <text:s/>as HTML </text:span><text:span text:style-name="T51">doesn't have a particularly good way </text:span><text:span text:style-name="T52">of doing </text:span><text:span text:style-name="T53">this.</text:span></text:p>
      <text:p text:style-name="P6"><text:span text:style-name="T40">All in all, the process of building the tutorial and the application </text:span><text:span text:style-name="T41">has definitely helped me to refresh </text:span><text:span text:style-name="T46">and improve on</text:span><text:span text:style-name="T41"> my out-of-practice </text:span><text:span text:style-name="T42">skills </text:span><text:span text:style-name="T45">with</text:span><text:span text:style-name="T42"> </text:span><text:span text:style-name="T43">S</text:span><text:span text:style-name="T42">pring, Java and front end design/</text:span><text:span text:style-name="T44">development</text:span><text:span text:style-name="T46"> </text:span><text:span text:style-name="T42">that I can apply in the other projects I am doing, primarily my </text:span><text:span text:style-name="T47">main final year project for which I am producing a Java/Spring </text:span><text:span text:style-name="T48">server for</text:span><text:span text:style-name="T47"> </text:span><text:span text:style-name="T48">as well as a HTML/CSS/JavaScript front end.</text:span></text:p>
      <text:p text:style-name="P6"><text:span text:style-name="T37"><text:s/></text:span><text:span text:style-name="T15"><text:line-break/></text:span></text:p>
      <text:p text:style-name="P4"><text:span text:style-name="T5"/></text:p>
      <text:p text:style-name="P1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Source Han Sans CN Bold" svg:font-family="'Source Han Sans CN Bold'" style:font-family-generic="swiss" style:font-pitch="variable"/>
    <style:font-face style:name="Source Han Sans CN Regular" svg:font-family="'Source Han Sans CN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1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0:29:07.895963451</meta:creation-date>
    <meta:generator>LibreOffice/4.4.5.2$Linux_X86_64 LibreOffice_project/40$Build-2</meta:generator>
    <dc:date>2015-12-03T15:52:06.241107560</dc:date>
    <meta:editing-duration>PT1H55M6S</meta:editing-duration>
    <meta:editing-cycles>127</meta:editing-cycles>
    <meta:document-statistic meta:table-count="0" meta:image-count="0" meta:object-count="0" meta:page-count="1" meta:paragraph-count="10" meta:word-count="527" meta:character-count="3025" meta:non-whitespace-character-count="2495"/>
  </office:meta>
</office:document-meta>
</file>